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EB0000BA8C0000BB77BE656FC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6.653cm" svg:height="0.963cm" svg:x="7.847cm" svg:y="1.4cm">
          <draw:text-box>
            <text:p>Классы кодирования</text:p>
          </draw:text-box>
        </draw:frame>
        <draw:frame draw:style-name="gr2" draw:text-style-name="P1" draw:layer="layout" svg:width="18.999cm" svg:height="19.092cm" svg:x="1.4cm" svg:y="2.208cm">
          <draw:image xlink:href="Pictures/200001EB0000BA8C0000BB77BE656FC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6:22.54</meta:creation-date>
    <dc:date>2014-12-25T21:33:26.85</dc:date>
    <meta:editing-duration>P0D</meta:editing-duration>
    <meta:editing-cycles>2</meta:editing-cycles>
    <meta:generator>LibreOffice/3.6$Windows_x86 LibreOffice_project/2ef5aff-a6fb0ff-166bdff-cf087ad-0f1389</meta:generator>
    <meta:document-statistic meta:object-count="2"/>
  </office:meta>
</office:document-meta>
</file>